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class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1" calcext:value-type="date">
            <text:p>2017-06-0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3027" calcext:value-type="float">
            <text:p>302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2" calcext:value-type="date">
            <text:p>2017-06-02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2085" calcext:value-type="float">
            <text:p>208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3" calcext:value-type="date">
            <text:p>2017-06-03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420" calcext:value-type="float">
            <text:p>142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4" calcext:value-type="date">
            <text:p>2017-06-04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5" calcext:value-type="date">
            <text:p>2017-06-05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3085" calcext:value-type="float">
            <text:p>308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6" calcext:value-type="date">
            <text:p>2017-06-06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5030" calcext:value-type="float">
            <text:p>503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7" calcext:value-type="date">
            <text:p>2017-06-07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169" calcext:value-type="float">
            <text:p>116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8" calcext:value-type="date">
            <text:p>2017-06-08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3057" calcext:value-type="float">
            <text:p>305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9" calcext:value-type="date">
            <text:p>2017-06-09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2695" calcext:value-type="float">
            <text:p>269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0" calcext:value-type="date">
            <text:p>2017-06-1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2584" calcext:value-type="float">
            <text:p>258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1" calcext:value-type="date">
            <text:p>2017-06-1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2099" calcext:value-type="float">
            <text:p>209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2" calcext:value-type="date">
            <text:p>2017-06-12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3294" calcext:value-type="float">
            <text:p>329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3" calcext:value-type="date">
            <text:p>2017-06-13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4486" calcext:value-type="float">
            <text:p>448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4" calcext:value-type="date">
            <text:p>2017-06-14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2562" calcext:value-type="float">
            <text:p>256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5" calcext:value-type="date">
            <text:p>2017-06-15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3525" calcext:value-type="float">
            <text:p>35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6" calcext:value-type="date">
            <text:p>2017-06-16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3461" calcext:value-type="float">
            <text:p>346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7" calcext:value-type="date">
            <text:p>2017-06-17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2498" calcext:value-type="float">
            <text:p>249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8" calcext:value-type="date">
            <text:p>2017-06-18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3058" calcext:value-type="float">
            <text:p>305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19" calcext:value-type="date">
            <text:p>2017-06-19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4401" calcext:value-type="float">
            <text:p>440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0" calcext:value-type="date">
            <text:p>2017-06-2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4477" calcext:value-type="float">
            <text:p>447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1" calcext:value-type="date">
            <text:p>2017-06-2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4361" calcext:value-type="float">
            <text:p>436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2" calcext:value-type="date">
            <text:p>2017-06-22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3366" calcext:value-type="float">
            <text:p>336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3" calcext:value-type="date">
            <text:p>2017-06-23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534" calcext:value-type="float">
            <text:p>153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4" calcext:value-type="date">
            <text:p>2017-06-24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855" calcext:value-type="float">
            <text:p>85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5" calcext:value-type="date">
            <text:p>2017-06-25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6" calcext:value-type="date">
            <text:p>2017-06-26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654" calcext:value-type="float">
            <text:p>165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7" calcext:value-type="date">
            <text:p>2017-06-27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606" calcext:value-type="float">
            <text:p>160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8" calcext:value-type="date">
            <text:p>2017-06-28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29" calcext:value-type="date">
            <text:p>2017-06-29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465" calcext:value-type="float">
            <text:p>146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30" calcext:value-type="date">
            <text:p>2017-06-3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1" calcext:value-type="date">
            <text:p>2017-07-0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497" calcext:value-type="float">
            <text:p>49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2" calcext:value-type="date">
            <text:p>2017-07-02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3" calcext:value-type="date">
            <text:p>2017-07-03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839" calcext:value-type="float">
            <text:p>183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4" calcext:value-type="date">
            <text:p>2017-07-04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543" calcext:value-type="float">
            <text:p>154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5" calcext:value-type="date">
            <text:p>2017-07-05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801" calcext:value-type="float">
            <text:p>180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6" calcext:value-type="date">
            <text:p>2017-07-06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485" calcext:value-type="float">
            <text:p>148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7" calcext:value-type="date">
            <text:p>2017-07-07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811" calcext:value-type="float">
            <text:p>81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8" calcext:value-type="date">
            <text:p>2017-07-08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578" calcext:value-type="float">
            <text:p>57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9" calcext:value-type="date">
            <text:p>2017-07-09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0" calcext:value-type="date">
            <text:p>2017-07-1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1" calcext:value-type="date">
            <text:p>2017-07-1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231" calcext:value-type="float">
            <text:p>123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2" calcext:value-type="date">
            <text:p>2017-07-12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266" calcext:value-type="float">
            <text:p>126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3" calcext:value-type="date">
            <text:p>2017-07-13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998" calcext:value-type="float">
            <text:p>99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4" calcext:value-type="date">
            <text:p>2017-07-14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117" calcext:value-type="float">
            <text:p>111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5" calcext:value-type="date">
            <text:p>2017-07-15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6" calcext:value-type="date">
            <text:p>2017-07-16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433" calcext:value-type="float">
            <text:p>143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249" calcext:value-type="float">
            <text:p>124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19" calcext:value-type="date">
            <text:p>2017-07-19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2699" calcext:value-type="float">
            <text:p>269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0" calcext:value-type="date">
            <text:p>2017-07-2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213" calcext:value-type="float">
            <text:p>121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1" calcext:value-type="date">
            <text:p>2017-07-2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691" calcext:value-type="float">
            <text:p>69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2" calcext:value-type="date">
            <text:p>2017-07-22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3" calcext:value-type="date">
            <text:p>2017-07-23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4" calcext:value-type="date">
            <text:p>2017-07-24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486" calcext:value-type="float">
            <text:p>148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5" calcext:value-type="date">
            <text:p>2017-07-25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161" calcext:value-type="float">
            <text:p>116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6" calcext:value-type="date">
            <text:p>2017-07-26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384" calcext:value-type="float">
            <text:p>138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7" calcext:value-type="date">
            <text:p>2017-07-27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316" calcext:value-type="float">
            <text:p>131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8" calcext:value-type="date">
            <text:p>2017-07-28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29" calcext:value-type="date">
            <text:p>2017-07-29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30" calcext:value-type="date">
            <text:p>2017-07-3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31" calcext:value-type="date">
            <text:p>2017-07-3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236" calcext:value-type="float">
            <text:p>123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1" calcext:value-type="date">
            <text:p>2017-08-0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2" calcext:value-type="date">
            <text:p>2017-08-02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3" calcext:value-type="date">
            <text:p>2017-08-03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4" calcext:value-type="date">
            <text:p>2017-08-04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5" calcext:value-type="date">
            <text:p>2017-08-05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6" calcext:value-type="date">
            <text:p>2017-08-06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7" calcext:value-type="date">
            <text:p>2017-08-07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8" calcext:value-type="date">
            <text:p>2017-08-08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9" calcext:value-type="date">
            <text:p>2017-08-09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0" calcext:value-type="date">
            <text:p>2017-08-1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1" calcext:value-type="date">
            <text:p>2017-08-1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2" calcext:value-type="date">
            <text:p>2017-08-12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3" calcext:value-type="date">
            <text:p>2017-08-13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4" calcext:value-type="date">
            <text:p>2017-08-14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5" calcext:value-type="date">
            <text:p>2017-08-15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6" calcext:value-type="date">
            <text:p>2017-08-16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7" calcext:value-type="date">
            <text:p>2017-08-17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8" calcext:value-type="date">
            <text:p>2017-08-18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19" calcext:value-type="date">
            <text:p>2017-08-19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0" calcext:value-type="date">
            <text:p>2017-08-2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1" calcext:value-type="date">
            <text:p>2017-08-2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2" calcext:value-type="date">
            <text:p>2017-08-22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3" calcext:value-type="date">
            <text:p>2017-08-23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4" calcext:value-type="date">
            <text:p>2017-08-24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5" calcext:value-type="date">
            <text:p>2017-08-25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6" calcext:value-type="date">
            <text:p>2017-08-26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7" calcext:value-type="date">
            <text:p>2017-08-27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8" calcext:value-type="date">
            <text:p>2017-08-28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29" calcext:value-type="date">
            <text:p>2017-08-29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30" calcext:value-type="date">
            <text:p>2017-08-3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31" calcext:value-type="date">
            <text:p>2017-08-3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number-columns-repeated="1021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9" meta:object-count="0"/>
    <meta:generator>LibreOfficeDev/6.0.5.2$Linux_X86_64 LibreOffice_project/</meta:generator>
  </office:meta>
</office:document-meta>
</file>